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7000000C746F6A4B6FBFA8006.png" manifest:media-type="image/png"/>
  <manifest:file-entry manifest:full-path="Pictures/100002010000022A00000201AD3CAD0462093D78.png" manifest:media-type="image/png"/>
  <manifest:file-entry manifest:full-path="Pictures/1000000000000898000006722EA9BA5A047F78AB.jpg" manifest:media-type="image/jpeg"/>
  <manifest:file-entry manifest:full-path="Pictures/10000000000007030000000D02EEE467E213D646.png" manifest:media-type="image/png"/>
  <manifest:file-entry manifest:full-path="Pictures/10000201000000C7000000C7970FB15C81667CAA.png" manifest:media-type="image/png"/>
  <manifest:file-entry manifest:full-path="Pictures/10000000000002DC00000145B5D4014CF9BA0D0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T OT" svg:font-family="'Futura T OT'"/>
    <style:font-face style:name="Futura T OT Light1" svg:font-family="'Futura T OT Light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Wingdings" svg:font-family="Wingdings" style:font-pitch="variable"/>
    <style:font-face style:name="Futura T OT1" svg:font-family="'Futura T OT'" style:font-family-generic="modern" style:font-pitch="variable"/>
    <style:font-face style:name="Futura T OT Light" svg:font-family="'Futura T OT 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Výchozí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Výchozí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Výchozí-notes">
      <style:graphic-properties draw:fill-color="#ffffff" draw:auto-grow-height="true" fo:min-height="13.364cm"/>
    </style:style>
    <style:style style:name="pr4" style:family="presentation" style:parent-style-name="Výchozí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5" style:family="presentation" style:parent-style-name="Výchozí-outline1" style:list-style-name="L2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6" style:family="presentation" style:parent-style-name="Výchozí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Výchozí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8" style:family="presentation" style:parent-style-name="Výchozí-backgroundobjects" style:list-style-name="L9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.212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1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margin-left="0cm" fo:margin-right="0cm" fo:margin-top="0.127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1.27cm" fo:margin-right="0cm" fo:margin-top="0.63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3" style:family="paragraph">
      <style:paragraph-properties fo:margin-left="1.27cm" fo:margin-right="0cm" fo:margin-top="0.11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4" style:family="paragraph">
      <style:paragraph-properties fo:margin-left="1.27cm" fo:margin-right="0cm" fo:margin-top="0.11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635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0cm" fo:margin-right="0cm" fo:margin-top="1.1cm" fo:margin-bottom="0.2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P1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20" style:family="paragraph">
      <loext:graphic-properties draw:fill-color="#ffffff"/>
    </style:style>
    <style:style style:name="P21" style:family="paragraph">
      <style:paragraph-properties fo:margin-left="0cm" fo:margin-right="0cm" fo:margin-top="0.63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2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18pt" fo:hyphenate="false"/>
    </style:style>
    <style:style style:name="P24" style:family="paragraph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size="18pt" fo:hyphenate="false"/>
    </style:style>
    <style:style style:name="P25" style:family="paragraph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size="18pt" fo:hyphenate="false"/>
    </style:style>
    <style:style style:name="P26" style:family="paragraph">
      <style:paragraph-properties fo:margin-left="1.27cm" fo:margin-right="0cm" fo:margin-top="0.635cm" fo:margin-bottom="0cm" fo:line-height="10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P27" style:family="paragraph">
      <style:paragraph-properties fo:margin-left="1.27cm" fo:margin-right="0cm" fo:margin-top="0.113cm" fo:margin-bottom="0cm" fo:line-height="100%" fo:text-align="start" fo:text-indent="0cm">
        <style:tab-stops>
          <style:tab-stop style:position="0cm"/>
        </style:tab-stops>
      </style:paragraph-properties>
      <style:text-properties fo:font-size="18pt"/>
    </style:style>
    <style:style style:name="P28" style:family="paragraph">
      <style:paragraph-properties fo:margin-left="0cm" fo:margin-right="0cm" fo:margin-top="0.8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style:paragraph-properties fo:margin-left="0cm" fo:margin-right="0cm" fo:margin-top="1.3cm" fo:margin-bottom="0.21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30" style:family="paragraph">
      <style:paragraph-properties fo:margin-left="1.27cm" fo:margin-right="0cm" fo:margin-top="1.27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1" style:family="paragraph">
      <style:paragraph-properties fo:margin-left="1.27cm" fo:margin-right="0cm" fo:margin-top="0.635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2" style:family="paragraph">
      <style:paragraph-properties fo:margin-left="1.27cm" fo:margin-right="0cm" fo:margin-top="0.8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false"/>
    </style:style>
    <style:style style:name="P34" style:family="paragraph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hyphenate="false"/>
    </style:style>
    <style:style style:name="P35" style:family="paragraph">
      <style:paragraph-properties fo:margin-left="1.27cm" fo:margin-right="0cm" fo:margin-top="0.113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2.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38" style:family="paragraph">
      <style:paragraph-properties fo:margin-left="1.27cm" fo:margin-right="0cm" fo:margin-top="0.6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text-transform="uppercase" fo:color="#303030" style:text-line-through-style="none" style:text-line-through-type="none" style:text-position="0% 100%" style:font-name="Futura T OT Light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303030" style:text-line-through-style="none" style:text-line-through-type="none" style:text-position="0% 100%" style:font-name="Futura T OT Ligh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303030" style:text-line-through-style="none" style:text-line-through-type="none" style:text-position="0% 100%" style:font-name="Futura T OT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303030" style:text-line-through-style="none" style:text-line-through-type="none" style:text-position="0% 100%" style:font-name="Futura T O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text-transform="uppercase" fo:color="#303030" style:text-line-through-style="none" style:text-line-through-type="none" style:text-position="0% 100%" style:font-name="Futura T O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303030" style:text-line-through-style="none" style:text-line-through-type="none" style:text-position="0% 100%" style:font-name="Futura T OT Light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fo:font-variant="normal" fo:text-transform="none" fo:color="#303030" style:text-line-through-style="none" style:text-line-through-type="none" style:text-position="0% 100%" style:font-name="Futura T OT Ligh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30303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9" style:family="text">
      <style:text-properties fo:font-variant="normal" fo:text-transform="none" fo:color="#303030" style:text-line-through-style="none" style:text-line-through-type="none" style:text-position="0% 100%" style:font-name="Courier New" fo:font-size="16pt" fo:letter-spacing="normal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0" style:family="text">
      <style:text-properties fo:font-variant="normal" fo:text-transform="none" fo:color="#303030" style:text-line-through-style="none" style:text-line-through-type="none" style:text-position="0% 100%" style:font-name="Futura T OT Light" fo:font-size="16pt" fo:letter-spacing="normal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12" style:family="text">
      <style:text-properties fo:font-variant="normal" fo:text-transform="none" fo:color="#303030" style:text-line-through-style="none" style:text-line-through-type="none" style:text-position="0% 100%" style:font-name="Futura T OT Light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13" style:family="text">
      <style:text-properties fo:font-variant="normal" fo:text-transform="none" fo:color="#303030" style:text-line-through-style="none" style:text-line-through-type="none" style:text-position="0% 100%" style:font-name="Futura T OT Light" fo:font-size="14pt" fo:letter-spacing="normal" fo:font-style="italic" style:text-underline-style="none" fo:font-weight="normal" style:font-size-asian="14pt" style:font-style-asian="italic" style:font-weight-asian="normal" style:font-name-complex="Courier New" style:font-size-complex="14pt" style:font-style-complex="italic" style:font-weight-complex="normal"/>
    </style:style>
    <style:style style:name="T14" style:family="text">
      <style:text-properties fo:font-variant="normal" fo:text-transform="none" fo:color="#303030" style:text-line-through-style="none" style:text-line-through-type="none" style:text-position="0% 100%" style:font-name="Futura T OT Light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font-variant="normal" fo:text-transform="none" fo:color="#303030" style:text-line-through-style="none" style:text-line-through-type="none" style:text-position="0% 100%" style:font-name="Wingding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fo:color="#303030" style:text-outline="false" style:text-line-through-style="none" style:text-line-through-type="none" style:text-position="0% 100%" style:font-name="Liberation Mono" fo:font-size="16pt" fo:letter-spacing="normal" fo:font-style="normal" fo:text-shadow="none" style:text-underline-style="none" fo:font-weight="normal" style:letter-kerning="true" fo:background-color="transparent" style:font-name-asian="Source Han Sans CN Regular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303030" style:text-line-through-style="none" style:text-line-through-type="none" style:text-position="0% 100%" style:font-name="Liberation Mono" fo:font-size="16pt" fo:letter-spacing="normal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Futura T OT Light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ff0000" style:text-line-through-style="none" style:text-line-through-type="none" style:text-position="0% 100%" style:font-name="Futura T OT Light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ff0000" style:text-line-through-style="none" style:text-line-through-type="none" style:text-position="0% 100%" style:font-name="Courier New" fo:font-size="16pt" fo:letter-spacing="normal" fo:font-style="normal" style:text-underline-style="none" fo:font-weight="normal" style:font-size-asian="16pt" style:font-style-asian="normal" style:font-weight-asian="normal" style:font-name-complex="Courier New" style:font-size-complex="16pt" style:font-style-complex="normal" style:font-weight-complex="normal"/>
    </style:style>
    <style:style style:name="T21" style:family="text">
      <style:text-properties fo:font-variant="normal" fo:text-transform="none" fo:color="#303030" style:text-line-through-style="none" style:text-line-through-type="none" style:text-position="0% 100%" style:font-name="Liberation Mono" fo:font-size="16pt" fo:letter-spacing="normal" fo:font-style="normal" style:text-underline-style="none" fo:font-weight="bold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22" style:family="text">
      <style:text-properties fo:font-variant="normal" fo:text-transform="none" fo:color="#303030" style:text-line-through-style="none" style:text-line-through-type="none" style:text-position="0% 100%" style:font-name="Futura T OT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3" style:family="text">
      <style:text-properties fo:font-variant="normal" fo:text-transform="none" fo:color="#303030" style:text-line-through-style="none" style:text-line-through-type="none" style:text-position="0% 100%" style:font-name="Futura T OT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">
        <style:list-level-properties text:space-before="-0.952cm" text:min-label-width="0.952cm"/>
        <style:text-properties fo:font-family="OpenSymbol" style:font-charset="x-symbol" fo:color="#f5db2e" fo:font-size="45%"/>
      </text:list-level-style-bullet>
      <text:list-level-style-number text:level="2" style:num-format="">
        <style:list-level-properties text:space-before="1.271cm" text:min-label-width="0.793cm"/>
        <style:text-properties fo:color="#f5db2e" fo:font-size="12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">
        <style:list-level-properties text:space-before="-0.952cm" text:min-label-width="0.952cm"/>
        <style:text-properties fo:font-family="OpenSymbol" style:font-charset="x-symbol" fo:color="#f5db2e" fo:font-size="45%"/>
      </text:list-level-style-bullet>
      <text:list-level-style-number text:level="2" style:num-format="">
        <style:list-level-properties text:space-before="1.271cm" text:min-label-width="0.793cm"/>
        <style:text-properties fo:color="#f5db2e" fo:font-size="120%"/>
      </text:list-level-style-number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f5db2e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30303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format="">
        <style:list-level-properties text:space-before="1.5cm" text:min-label-width="0.9cm"/>
        <style:text-properties fo:color="#f5db2e" fo:font-size="12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3030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-0.952cm" text:min-label-width="0.952cm"/>
        <style:text-properties fo:font-family="Wingdings" style:font-pitch="variable" style:font-charset="x-symbol" fo:color="#f5db2e" fo:font-size="120%"/>
      </text:list-level-style-bullet>
      <text:list-level-style-number text:level="2" style:num-format="">
        <style:list-level-properties text:space-before="1.271cm" text:min-label-width="0.793cm"/>
        <style:text-properties fo:color="#f5db2e" fo:font-size="120%"/>
      </text:list-level-style-number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f5db2e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">
        <style:list-level-properties text:space-before="-0.952cm" text:min-label-width="0.952cm"/>
        <style:text-properties fo:font-family="Wingdings" style:font-pitch="variable" style:font-charset="x-symbol" fo:color="#f5db2e" fo:font-size="120%"/>
      </text:list-level-style-bullet>
      <text:list-level-style-number text:level="2" style:num-format="">
        <style:list-level-properties text:space-before="1.271cm" text:min-label-width="0.793cm"/>
        <style:text-properties fo:color="#f5db2e" fo:font-size="12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30303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draw:name="Nadpis 1" presentation:style-name="pr1" draw:text-style-name="P2" draw:layer="layout" svg:width="15.4cm" svg:height="4.8cm" svg:x="10cm" svg:y="5.125cm" presentation:class="title" presentation:user-transformed="true">
          <draw:text-box>
            <text:p text:style-name="P1"><text:span text:style-name="T1">Python</text:span><text:span text:style-name="T1"><text:line-break/></text:span><text:span text:style-name="T2">Seznámení s programovacím jazykem</text:span></text:p>
          </draw:text-box>
        </draw:frame>
        <draw:frame draw:name="Podnadpis 2" presentation:style-name="pr2" draw:text-style-name="P5" draw:layer="layout" svg:width="15.4cm" svg:height="4.675cm" svg:x="10cm" svg:y="12.325cm" presentation:class="subtitle" presentation:user-transformed="true">
          <draw:text-box>
            <text:p text:style-name="P3"><text:span text:style-name="T3">Cykly for a while</text:span></text:p>
            <text:p text:style-name="P3"><text:span text:style-name="T3">Seznamy a slovníky</text:span></text:p>
            <text:p text:style-name="P3"><text:span text:style-name="T3">Funkce</text:span></text:p>
            <text:p text:style-name="P3"><text:span text:style-name="T3"/></text:p>
            <text:p text:style-name="P4"><text:span text:style-name="T4">Lukáš Kotek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YKLUS WHILE" draw:style-name="dp1" draw:master-page-name="Výchozí">
        <office:forms form:automatic-focus="false" form:apply-design-mode="false"/>
        <draw:frame draw:name="Nadpis 1" presentation:style-name="pr4" draw:text-style-name="P8" draw:layer="layout" svg:width="19.43cm" svg:height="1.599cm" svg:x="1.27cm" svg:y="1.124cm" presentation:class="title" presentation:user-transformed="true">
          <draw:text-box>
            <text:p text:style-name="P7"><text:span text:style-name="T5">CYKLUS WHILE</text:span></text:p>
          </draw:text-box>
        </draw:frame>
        <draw:frame draw:name="Zástupný symbol pro obsah 2" presentation:style-name="pr5" draw:text-style-name="P17" draw:layer="layout" svg:width="21.23cm" svg:height="13.801cm" svg:x="1.27cm" svg:y="3.724cm" presentation:class="outline" presentation:user-transformed="true">
          <draw:text-box>
            <text:list text:style-name="L2">
              <text:list-item>
                <text:p text:style-name="P9"><text:span text:style-name="T6">Cyklus while</text:span></text:p>
                <text:list>
                  <text:list-item>
                    <text:p text:style-name="P10"><text:span text:style-name="T7">Používá se, když neznáme předem počet opakování</text:span></text:p>
                  </text:list-item>
                  <text:list-item>
                    <text:p text:style-name="P9"><text:span text:style-name="T7">Nejjednodušší cyklus v Pythonu</text:span></text:p>
                  </text:list-item>
                </text:list>
              </text:list-item>
              <text:list-item>
                <text:p text:style-name="P11"><text:span text:style-name="T6">Klíčová slova (platí i pro cyklus for)</text:span></text:p>
                <text:list>
                  <text:list-item>
                    <text:p text:style-name="P10"><text:span text:style-name="T8">continue</text:span><text:span text:style-name="T9"> </text:span><text:span text:style-name="T10">– přeruší aktuální vykonávání cyklu</text:span></text:p>
                    <text:list>
                      <text:list-item>
                        <text:p text:style-name="P9"><text:span text:style-name="T10">pouze jeden průběh →</text:span><text:span text:style-name="T10"> pokračuje se dalším</text:span></text:p>
                      </text:list-item>
                    </text:list>
                  </text:list-item>
                  <text:list-item>
                    <text:p text:style-name="P9"><text:span text:style-name="T8">break</text:span><text:span text:style-name="T10"> – ukončí cyklus definitivně</text:span></text:p>
                    <text:list>
                      <text:list-item>
                        <text:p text:style-name="P9"><text:span text:style-name="T10">i když je podmínka na začátku stále splněna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9">while VYRAZ:</text:span></text:p>
            <text:p text:style-name="P13"><text:span text:style-name="T9"><text:s text:c="4"/></text:span><text:span text:style-name="T9"># Kod, který se ma </text:span><text:span text:style-name="T11">opakovane vykonavat, dokud je</text:span></text:p>
            <text:p text:style-name="P13"><text:span text:style-name="T11"><text:s text:c="4"/></text:span><text:span text:style-name="T11"># VYRAZ pravdivy</text:span><text:span text:style-name="T9"> – vraci hodnotu True</text:span></text:p>
            <text:p text:style-name="P14"><text:span text:style-name="T9"><text:s text:c="4"/></text:span><text:span text:style-name="T9">pass <text:s text:c="3"/># Nedela nic, blok nesmi byt prazdny</text:span></text:p>
            <text:list text:continue-numbering="true" text:style-name="L2">
              <text:list-item>
                <text:p text:style-name="P15"><text:span text:style-name="T12">Cyklus while v kostce? „Prováděj pokyny, dokud platí…"</text:span></text:p>
              </text:list-item>
            </text:list>
            <text:p text:style-name="P16"><text:span text:style-name="T13">https://www.sallyx.org/sally/python/python5.php#while</text:span></text:p>
          </draw:text-box>
        </draw:frame>
        <draw:frame draw:name="Zástupný symbol pro číslo snímku 3" presentation:style-name="pr6" draw:text-style-name="P19" draw:layer="layout" svg:width="1.228cm" svg:height="1.013cm" svg:x="22.758cm" svg:y="17.112cm" presentation:class="page-number" presentation:user-transformed="true">
          <draw:text-box>
            <text:p text:style-name="P18"><text:span text:style-name="T14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ZNAMY a SLOVNíky" draw:style-name="dp1" draw:master-page-name="Výchozí">
        <office:forms form:automatic-focus="false" form:apply-design-mode="false"/>
        <draw:frame draw:name="Nadpis 1" presentation:style-name="pr4" draw:text-style-name="P8" draw:layer="layout" svg:width="19.43cm" svg:height="1.599cm" svg:x="1.27cm" svg:y="1.124cm" presentation:class="title" presentation:user-transformed="true">
          <draw:text-box>
            <text:p text:style-name="P7"><text:span text:style-name="T5">SEZNAMY a SLOVNíky</text:span></text:p>
          </draw:text-box>
        </draw:frame>
        <draw:frame draw:name="Zástupný symbol pro obsah 2" presentation:style-name="pr7" draw:text-style-name="P17" draw:layer="layout" svg:width="21.23cm" svg:height="13.801cm" svg:x="1.27cm" svg:y="3.724cm" presentation:class="outline" presentation:user-transformed="true">
          <draw:text-box>
            <text:list text:style-name="L2">
              <text:list-item>
                <text:p text:style-name="P9"><text:span text:style-name="T6">Seznamy a n-tice</text:span></text:p>
                <text:list>
                  <text:list-item>
                    <text:p text:style-name="P9"><text:span text:style-name="T6">Seznam</text:span><text:span text:style-name="T7"> (list) →</text:span><text:span text:style-name="T15"> </text:span><text:span text:style-name="T7"><text:s/>editovatelný typ</text:span></text:p>
                  </text:list-item>
                  <text:list-item>
                    <text:p text:style-name="P9"><text:span text:style-name="T6">N-tice</text:span><text:span text:style-name="T7"> (tuple) →</text:span><text:span text:style-name="T15"> </text:span><text:span text:style-name="T7">sada konstant</text:span></text:p>
                  </text:list-item>
                  <text:list-item>
                    <text:p text:style-name="P9"><text:span text:style-name="T7">Mohou obsahovat více různých datových typů</text:span></text:p>
                  </text:list-item>
                  <text:list-item>
                    <text:p text:style-name="P9"><text:span text:style-name="T7">Lze vzájemně vnořovat</text:span></text:p>
                  </text:list-item>
                </text:list>
              </text:list-item>
            </text:list>
            <text:p text:style-name="P12"><text:span text:style-name="T16">seznam = [1, "Lukas"</text:span><text:span text:style-name="T17">, 7.9]</text:span><text:span text:style-name="T17"><text:line-break/></text:span><text:span text:style-name="T17">ntice = (2, 4, 6, 8)</text:span><text:span text:style-name="T17"><text:line-break/></text:span><text:span text:style-name="T17">vnoreny = [1, [8, 3.14], True]</text:span></text:p>
            <text:p text:style-name="P12"><text:span text:style-name="T17">seznam.append(7)</text:span><text:span text:style-name="T17"><text:tab/></text:span><text:span text:style-name="T17"><text:tab/></text:span><text:span text:style-name="T17"># Pripoji prvek 7 na konec seznamu</text:span></text:p>
            <text:p text:style-name="P12"><text:span text:style-name="T17"># Co vrati zapisy: seznam[2] … vnoreny[1][1] ..?</text:span></text:p>
            <text:list text:style-name="L5">
              <text:list-item>
                <text:p text:style-name="P21"><text:span text:style-name="T12">Slovníky (dict)</text:span></text:p>
              </text:list-item>
            </text:list>
            <text:p text:style-name="P12"><text:span text:style-name="T16">slovnik = {"a": 7, "b": 54, "c":"Nohy"}</text:span><text:span text:style-name="T16"><text:line-break/></text:span><text:span text:style-name="T16">slovnik.update({"d"</text:span><text:span text:style-name="T17">:42})</text:span><text:span text:style-name="T17"><text:tab/></text:span><text:span text:style-name="T17"><text:tab/></text:span><text:span text:style-name="T17"># Prida zaznam do slovniku</text:span></text:p>
            <text:p text:style-name="P22"><text:span text:style-name="T9"/></text:p>
          </draw:text-box>
        </draw:frame>
        <draw:frame draw:name="Zástupný symbol pro číslo snímku 3" presentation:style-name="pr6" draw:text-style-name="P19" draw:layer="layout" svg:width="1.228cm" svg:height="1.013cm" svg:x="22.758cm" svg:y="17.112cm" presentation:class="page-number" presentation:user-transformed="true">
          <draw:text-box>
            <text:p text:style-name="P18"><text:span text:style-name="T14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YKLUS FOR" draw:style-name="dp1" draw:master-page-name="Výchozí">
        <office:forms form:automatic-focus="false" form:apply-design-mode="false"/>
        <draw:frame draw:name="Nadpis 1" presentation:style-name="pr4" draw:text-style-name="P8" draw:layer="layout" svg:width="19.43cm" svg:height="1.599cm" svg:x="1.27cm" svg:y="1.124cm" presentation:class="title" presentation:user-transformed="true">
          <draw:text-box>
            <text:p text:style-name="P7"><text:span text:style-name="T5">CYKLUS FOR</text:span></text:p>
          </draw:text-box>
        </draw:frame>
        <draw:frame draw:name="Zástupný symbol pro obsah 2" presentation:style-name="pr7" draw:text-style-name="P17" draw:layer="layout" svg:width="21.23cm" svg:height="13.801cm" svg:x="1.27cm" svg:y="3.724cm" presentation:class="outline" presentation:user-transformed="true">
          <draw:text-box>
            <text:list text:style-name="L2">
              <text:list-item>
                <text:p text:style-name="P23"><text:span text:style-name="T6">Specifika cyklu for v Pythonu</text:span></text:p>
                <text:list>
                  <text:list-item>
                    <text:p text:style-name="P24"><text:span text:style-name="T7">Používá se nad iterovatelnými objekty, což je:</text:span></text:p>
                    <text:list>
                      <text:list-item>
                        <text:p text:style-name="P25"><text:span text:style-name="T7">Cokoliv, co lze </text:span><text:span text:style-name="T18">postupně procházet</text:span></text:p>
                      </text:list-item>
                      <text:list-item>
                        <text:p text:style-name="P23"><text:span text:style-name="T7">Cokoliv, co má </text:span><text:span text:style-name="T18">pevný počet</text:span><text:span text:style-name="T19"> </text:span><text:span text:style-name="T7">prvků</text:span></text:p>
                      </text:list-item>
                      <text:list-item>
                        <text:p text:style-name="P23"><text:span text:style-name="T7">Seznamy, slovníky, řetězce, funkce vracející n-tice apod.</text:span></text:p>
                      </text:list-item>
                    </text:list>
                  </text:list-item>
                </text:list>
              </text:list-item>
            </text:list>
            <text:p text:style-name="P26"><text:span text:style-name="T9">for i in [prvek1, prvek2, ...]:</text:span></text:p>
            <text:p text:style-name="P27"><text:span text:style-name="T9"><text:s text:c="4"/></text:span><text:span text:style-name="T9"># Do promenne i se postupne priradi jednotlivé prvky</text:span></text:p>
            <text:p text:style-name="P27"><text:span text:style-name="T20"><text:s text:c="4"/></text:span><text:span text:style-name="T9">#</text:span><text:span text:style-name="T20"> </text:span><text:span text:style-name="T9">pass <text:s text:c="3"/># Nedela nic, blok nesmi byt prazdny</text:span></text:p>
            <text:p text:style-name="P27"><text:span text:style-name="T9"/></text:p>
            <text:p text:style-name="P27"><text:span text:style-name="T9">range(5)</text:span><text:span text:style-name="T9"><text:tab/></text:span><text:span text:style-name="T9"><text:tab/></text:span><text:span text:style-name="T9"># vrati prvky 0,1,2,3,4</text:span></text:p>
            <text:p text:style-name="P27"><text:span text:style-name="T9">range(2,8,2)</text:span><text:span text:style-name="T9"><text:tab/></text:span><text:span text:style-name="T9"># vrati prvky 2,4,6</text:span></text:p>
            <text:p text:style-name="P27"><text:span text:style-name="T9">range(5,0,-1)</text:span><text:span text:style-name="T9"><text:tab/></text:span><text:span text:style-name="T9"># vrati prvky 5,4,3,2,1</text:span></text:p>
            <text:list text:style-name="L6">
              <text:list-header>
                <text:p text:style-name="P28"><text:span text:style-name="T12">Chová se obdobně jako </text:span><text:span text:style-name="T9">foreach</text:span><text:span text:style-name="T12"> v mnoha jiných jazycích</text:span></text:p>
              </text:list-header>
            </text:list>
            <text:p text:style-name="P29"><text:span text:style-name="T13">https://www.sallyx.org/sally/python/python5.php#for</text:span></text:p>
          </draw:text-box>
        </draw:frame>
        <draw:frame draw:name="Zástupný symbol pro číslo snímku 3" presentation:style-name="pr6" draw:text-style-name="P19" draw:layer="layout" svg:width="1.228cm" svg:height="1.013cm" svg:x="22.758cm" svg:y="17.112cm" presentation:class="page-number" presentation:user-transformed="true">
          <draw:text-box>
            <text:p text:style-name="P18"><text:span text:style-name="T14"><text:page-number>&lt;čísl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ntaktické triky" draw:style-name="dp1" draw:master-page-name="Výchozí">
        <office:forms form:automatic-focus="false" form:apply-design-mode="false"/>
        <draw:frame draw:name="Nadpis 1" presentation:style-name="pr4" draw:text-style-name="P8" draw:layer="layout" svg:width="19.43cm" svg:height="1.599cm" svg:x="1.27cm" svg:y="1.124cm" presentation:class="title" presentation:user-transformed="true">
          <draw:text-box>
            <text:p text:style-name="P7"><text:span text:style-name="T5">Syntaktické triky</text:span></text:p>
          </draw:text-box>
        </draw:frame>
        <draw:frame draw:name="Zástupný symbol pro obsah 2" presentation:style-name="pr7" draw:text-style-name="P17" draw:layer="layout" svg:width="21.23cm" svg:height="13.801cm" svg:x="1.27cm" svg:y="3.724cm" presentation:class="outline" presentation:user-transformed="true">
          <draw:text-box>
            <text:p text:style-name="P30"><text:span text:style-name="T9"><text:line-break/></text:span><text:span text:style-name="T9"># Zkrácený zápis podmínky zkombinovaný s přiřazením</text:span><text:span text:style-name="T9"><text:line-break/></text:span><text:span text:style-name="T9">prom = 1 if True else 0</text:span><text:span text:style-name="T9"><text:line-break/></text:span><text:span text:style-name="T9">print(prom)</text:span></text:p>
            <text:p text:style-name="P31"><text:span text:style-name="T9"># Zkrácený zápis cyklu (vytvoření seznamu)</text:span><text:span text:style-name="T9"><text:line-break/></text:span><text:span text:style-name="T9">print([x**2 for x in range(5)])</text:span></text:p>
            <text:p text:style-name="P31"><text:span text:style-name="T9"># Zkrácený zápis cyklu (vytvoření seznamu) s podmínkou</text:span><text:span text:style-name="T9"><text:line-break/></text:span><text:span text:style-name="T9">print([x**2 for x in range(5) if x != 3])</text:span></text:p>
            <text:p text:style-name="P31"><text:span text:style-name="T9"># Dva for cykly (vytvoření seznamu)</text:span><text:span text:style-name="T9"><text:line-break/></text:span><text:span text:style-name="T9">print([i*j for i in range(4) for j in range(4)])</text:span></text:p>
            <text:p text:style-name="P31"><text:span text:style-name="T9"># Operator pro rozbalovani prvku seznamu</text:span><text:span text:style-name="T9"><text:line-break/></text:span><text:span text:style-name="T9">seznam = [1, 2, 3, 7]</text:span><text:span text:style-name="T9"><text:line-break/></text:span><text:span text:style-name="T9">*seznam</text:span></text:p>
            <text:p text:style-name="P32"><text:span text:style-name="T9"><text:line-break/></text:span><text:span text:style-name="T13">http://www.sallyx.org/sally/python/syntakticky-cukr.php </text:span></text:p>
          </draw:text-box>
        </draw:frame>
        <draw:frame draw:name="Zástupný symbol pro číslo snímku 3" presentation:style-name="pr8" draw:text-style-name="P33" draw:layer="layout" svg:width="1.228cm" svg:height="1.013cm" svg:x="22.758cm" svg:y="17.112cm" presentation:class="page-number" presentation:user-transformed="true">
          <draw:text-box>
            <text:p text:style-name="P18"><text:span text:style-name="T14"><text:page-number>&lt;čísl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kcE a jejich definice" draw:style-name="dp1" draw:master-page-name="Výchozí">
        <office:forms form:automatic-focus="false" form:apply-design-mode="false"/>
        <draw:frame draw:name="Nadpis 1" presentation:style-name="pr4" draw:text-style-name="P8" draw:layer="layout" svg:width="19.43cm" svg:height="1.599cm" svg:x="1.27cm" svg:y="1.124cm" presentation:class="title" presentation:user-transformed="true">
          <draw:text-box>
            <text:p text:style-name="P7"><text:span text:style-name="T5">funkcE a jejich definice</text:span></text:p>
          </draw:text-box>
        </draw:frame>
        <draw:frame draw:name="Zástupný symbol pro obsah 2" presentation:style-name="pr7" draw:text-style-name="P17" draw:layer="layout" svg:width="21.23cm" svg:height="13.801cm" svg:x="1.27cm" svg:y="3.724cm" presentation:class="outline" presentation:user-transformed="true">
          <draw:text-box>
            <text:list text:style-name="L2">
              <text:list-item>
                <text:p text:style-name="P9"><text:span text:style-name="T6">Funkce v Pythonu</text:span></text:p>
                <text:list>
                  <text:list-item>
                    <text:p text:style-name="P34"><text:span text:style-name="T7">Není syntaktický rozdíl v zápisu funkce a „procedury“</text:span></text:p>
                  </text:list-item>
                  <text:list-item>
                    <text:p text:style-name="P9"><text:span text:style-name="T7">Funkce mohou mít větší množství argumentů</text:span></text:p>
                    <text:list>
                      <text:list-item>
                        <text:p text:style-name="P34"><text:span text:style-name="T7">Argumentem může být cokoliv</text:span></text:p>
                      </text:list-item>
                      <text:list-item>
                        <text:p text:style-name="P9"><text:span text:style-name="T7">Argument může mít defaultní hodnotu</text:span></text:p>
                      </text:list-item>
                    </text:list>
                  </text:list-item>
                </text:list>
              </text:list-item>
            </text:list>
            <text:p text:style-name="P31"><text:span text:style-name="T9">def nazev_funkce(arg=2):</text:span></text:p>
            <text:p text:style-name="P35"><text:span text:style-name="T9"><text:s text:c="4"/></text:span><text:span text:style-name="T9"># Kod, který se mavykonat v tele funkce</text:span></text:p>
            <text:p text:style-name="P35"><text:span text:style-name="T9"><text:s text:c="4"/></text:span><text:span text:style-name="T9">pass</text:span><text:span text:style-name="T9"><text:tab/></text:span><text:span text:style-name="T9"><text:tab/></text:span><text:span text:style-name="T9"># Nedela nic, blok nesmi byt prazdny</text:span></text:p>
            <text:p text:style-name="P35"><text:span text:style-name="T9"><text:s text:c="4"/></text:span><text:span text:style-name="T9">return arg**2</text:span><text:span text:style-name="T9"><text:tab/></text:span><text:span text:style-name="T9"># Vraceni hodnoty <text:s/></text:span><text:span text:style-name="T9"><text:line-break/></text:span><text:span text:style-name="T9"/></text:p>
            <text:p text:style-name="P35"><text:span text:style-name="T9">nazev_funkce(7) <text:s/># Volani funkce, které vrati 49</text:span><text:span text:style-name="T9"><text:line-break/></text:span><text:span text:style-name="T9">nazev_funkce() <text:s text:c="2"/># Vrati 4, pouzije se defaultni hodnota</text:span></text:p>
            <text:p text:style-name="P36"><text:span text:style-name="T13"><text:a xlink:href="https://docs.python.org/2/tutorial/controlflow.html#defining-functions" xlink:type="simple">https://docs.python.org/2/tutorial/controlflow.html#defining-functions</text:a></text:span></text:p>
          </draw:text-box>
        </draw:frame>
        <draw:frame draw:name="Zástupný symbol pro číslo snímku 3" presentation:style-name="pr6" draw:text-style-name="P19" draw:layer="layout" svg:width="1.228cm" svg:height="1.013cm" svg:x="22.758cm" svg:y="17.112cm" presentation:class="page-number" presentation:user-transformed="true">
          <draw:text-box>
            <text:p text:style-name="P37"><text:span text:style-name="T14"><text:page-number>&lt;čísl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rgumenty předané programu" draw:style-name="dp1" draw:master-page-name="Výchozí">
        <office:forms form:automatic-focus="false" form:apply-design-mode="false"/>
        <draw:frame draw:name="Nadpis 1" presentation:style-name="pr4" draw:text-style-name="P8" draw:layer="layout" svg:width="19.43cm" svg:height="1.599cm" svg:x="1.27cm" svg:y="1.124cm" presentation:class="title" presentation:user-transformed="true">
          <draw:text-box>
            <text:p text:style-name="P7"><text:span text:style-name="T5">Argumenty předané programu</text:span></text:p>
          </draw:text-box>
        </draw:frame>
        <draw:frame draw:name="Zástupný symbol pro obsah 2" presentation:style-name="pr7" draw:text-style-name="P17" draw:layer="layout" svg:width="21.23cm" svg:height="13.801cm" svg:x="1.27cm" svg:y="3.724cm" presentation:class="outline" presentation:user-transformed="true">
          <draw:text-box>
            <text:list text:style-name="L2">
              <text:list-item>
                <text:p text:style-name="P9"><text:span text:style-name="T6">Jak parsovat argumenty</text:span></text:p>
                <text:list>
                  <text:list-item>
                    <text:p text:style-name="P11"><text:span text:style-name="T7">Nutné použít modul </text:span><text:span text:style-name="T9">sys</text:span><text:span text:style-name="T10">, popř. další specializovaný (např. </text:span><text:span text:style-name="T21">argparse</text:span><text:span text:style-name="T10">)</text:span></text:p>
                  </text:list-item>
                  <text:list-item>
                    <text:p text:style-name="P9"><text:span text:style-name="T10">Argumenty indexujeme klasicky od prvku s indexem 0</text:span></text:p>
                  </text:list-item>
                </text:list>
              </text:list-item>
              <text:list-item>
                <text:p text:style-name="P11"><text:span text:style-name="T12">Simulace funkce „main"</text:span></text:p>
                <text:list>
                  <text:list-item>
                    <text:p text:style-name="P11"><text:span text:style-name="T10">Použití bloku </text:span><text:span text:style-name="T9">if __name__ == "__main__":</text:span></text:p>
                  </text:list-item>
                </text:list>
              </text:list-item>
            </text:list>
            <text:p text:style-name="P38"><text:span text:style-name="T17">import sys</text:span><text:span text:style-name="T17"><text:line-break/></text:span><text:span text:style-name="T17"><text:line-break/></text:span><text:span text:style-name="T17">if __name__ == "__main__":</text:span><text:span text:style-name="T17"><text:line-break/></text:span><text:span text:style-name="T17"> <text:s text:c="3"/># Telo se vykona pouze tehdy, když je kod primo</text:span><text:span text:style-name="T17"><text:line-break/></text:span><text:span text:style-name="T17"> <text:s text:c="3"/># spusten a není importovan do jineho programu</text:span><text:span text:style-name="T17"><text:line-break/></text:span><text:span text:style-name="T17"> <text:s text:c="3"/>print(sys.argv[0]) <text:s/># Nazev programu</text:span><text:span text:style-name="T17"><text:line-break/></text:span><text:span text:style-name="T17"> <text:s text:c="3"/>print(sys.argv[1]) <text:s/># Prvni predany argument </text:span><text:span text:style-name="T17"><text:line-break/></text:span><text:span text:style-name="T17"><text:line-break/></text:span><text:span text:style-name="T17"># ---------------- Spusteni programu ------------------ #</text:span></text:p>
            <text:p text:style-name="P35"><text:span text:style-name="T17">python nazev_programu.py 02</text:span></text:p>
            <text:p text:style-name="P35"><text:span text:style-name="T17"># Vypise:</text:span><text:span text:style-name="T17"><text:line-break/></text:span><text:span text:style-name="T17"># nazev_programu.py</text:span><text:span text:style-name="T17"><text:line-break/></text:span><text:span text:style-name="T17"># 02</text:span></text:p>
          </draw:text-box>
        </draw:frame>
        <draw:frame draw:name="Zástupný symbol pro číslo snímku 3" presentation:style-name="pr6" draw:text-style-name="P19" draw:layer="layout" svg:width="1.228cm" svg:height="1.013cm" svg:x="22.758cm" svg:y="17.112cm" presentation:class="page-number" presentation:user-transformed="true">
          <draw:text-box>
            <text:p text:style-name="P37"><text:span text:style-name="T14"><text:page-number>&lt;číslo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>
        <office:forms form:automatic-focus="false" form:apply-design-mode="false"/>
        <draw:frame draw:name="Slide Number Placeholder 1" presentation:style-name="pr6" draw:text-style-name="P19" draw:layer="layout" svg:width="1.228cm" svg:height="1.013cm" svg:x="22.758cm" svg:y="17.112cm" presentation:class="page-number" presentation:user-transformed="true">
          <draw:text-box>
            <text:p text:style-name="P37"><text:span text:style-name="T14"><text:page-number>&lt;číslo&gt;</text:page-number></text:span></text:p>
          </draw:text-box>
        </draw:frame>
        <draw:custom-shape draw:name="TextBox 2" draw:style-name="gr2" draw:text-style-name="P40" draw:layer="layout" svg:width="25.399cm" svg:height="2.282cm" svg:x="0cm" svg:y="7.925cm">
          <text:p text:style-name="P39"><text:span text:style-name="T22">Otázky</text:span><text:span text:style-name="T23">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utura T OT" svg:font-family="'Futura T OT'"/>
    <style:font-face style:name="Futura T OT Light1" svg:font-family="'Futura T OT Light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Wingdings" svg:font-family="Wingdings" style:font-pitch="variable"/>
    <style:font-face style:name="Futura T OT1" svg:font-family="'Futura T OT'" style:font-family-generic="modern" style:font-pitch="variable"/>
    <style:font-face style:name="Futura T OT Light" svg:font-family="'Futura T OT 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bez_20_výplně_20_a_20_obrysu_5f_1" style:display-name="Objekt bez výplně a obrysu_1" style:family="graphic">
      <style:graphic-properties draw:stroke="none" draw:fill="none"/>
    </style:style>
    <style:style style:name="Výchozí_5f_2" style:display-name="Výchozí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Výchozí_5f_2" style:display-name="Výchoz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bez_20_výplně_20_a_20_obrysu_5f_2" style:display-name="Objekt bez výplně a obrysu_2" style:family="graphic" style:parent-style-name="Výchozí_5f_2">
      <style:graphic-properties draw:stroke="none" draw:fill="none"/>
    </style:style>
    <style:style style:name="Objekt_20_bez_20_výplně_20_a_20_obrysu_5f_3" style:display-name="Objekt bez výplně a obrysu_3" style:family="graphic" style:parent-style-name="standard">
      <style:graphic-properties draw:stroke="none" draw:fill="none"/>
    </style:style>
    <style:style style:name="Úvodní_20_snímek_20_1-background" style:display-name="Úvodní snímek 1-background" style:family="presentation">
      <style:graphic-properties draw:stroke="none" draw:fill="solid" draw:fill-color="#ffffff"/>
      <style:text-properties style:letter-kerning="true"/>
    </style:style>
    <style:style style:name="Úvodní_20_snímek_20_1-backgroundobjects" style:display-name="Úvodní snímek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_20_1-notes" style:display-name="Úvodní snímek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_20_1-outline1" style:display-name="Úvodní snímek 1-outline1" style:family="presentation">
      <style:graphic-properties draw:stroke="none" draw:fill="none" draw:auto-grow-height="false" draw:fit-to-size="shrink-to-fit" style:shrink-to-fit="true">
        <text:list-style style:name="Úvodní_20_snímek_20_1-outline1" style:display-name="Úvodní snímek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language="cs" fo:country="CZ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bold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bold" style:text-emphasize="none" style:font-relief="none" style:text-overline-style="none" style:text-overline-color="font-color" fo:hyphenate="false"/>
    </style:style>
    <style:style style:name="Úvodní_20_snímek_20_1-outline2" style:display-name="Úvodní snímek 1-outline2" style:family="presentation" style:parent-style-name="Úvodní_20_snímek_20_1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_20_1-outline3" style:display-name="Úvodní snímek 1-outline3" style:family="presentation" style:parent-style-name="Úvodní_20_snímek_20_1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_20_1-outline4" style:display-name="Úvodní snímek 1-outline4" style:family="presentation" style:parent-style-name="Úvodní_20_snímek_20_1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_20_1-outline5" style:display-name="Úvodní snímek 1-outline5" style:family="presentation" style:parent-style-name="Úvodní_20_snímek_20_1-outline4">
      <style:paragraph-properties fo:margin-top="0.1cm" fo:margin-bottom="0cm"/>
      <style:text-properties fo:font-size="20pt" style:font-size-asian="20pt" style:font-size-complex="20pt"/>
    </style:style>
    <style:style style:name="Úvodní_20_snímek_20_1-outline6" style:display-name="Úvodní snímek 1-outline6" style:family="presentation" style:parent-style-name="Úvodní_20_snímek_20_1-outline5">
      <style:paragraph-properties fo:margin-top="0.1cm" fo:margin-bottom="0cm"/>
      <style:text-properties fo:font-size="20pt" style:font-size-asian="20pt" style:font-size-complex="20pt"/>
    </style:style>
    <style:style style:name="Úvodní_20_snímek_20_1-outline7" style:display-name="Úvodní snímek 1-outline7" style:family="presentation" style:parent-style-name="Úvodní_20_snímek_20_1-outline6">
      <style:paragraph-properties fo:margin-top="0.1cm" fo:margin-bottom="0cm"/>
      <style:text-properties fo:font-size="20pt" style:font-size-asian="20pt" style:font-size-complex="20pt"/>
    </style:style>
    <style:style style:name="Úvodní_20_snímek_20_1-outline8" style:display-name="Úvodní snímek 1-outline8" style:family="presentation" style:parent-style-name="Úvodní_20_snímek_20_1-outline7">
      <style:paragraph-properties fo:margin-top="0.1cm" fo:margin-bottom="0cm"/>
      <style:text-properties fo:font-size="20pt" style:font-size-asian="20pt" style:font-size-complex="20pt"/>
    </style:style>
    <style:style style:name="Úvodní_20_snímek_20_1-outline9" style:display-name="Úvodní snímek 1-outline9" style:family="presentation" style:parent-style-name="Úvodní_20_snímek_20_1-outline8">
      <style:paragraph-properties fo:margin-top="0.1cm" fo:margin-bottom="0cm"/>
      <style:text-properties fo:font-size="20pt" style:font-size-asian="20pt" style:font-size-complex="20pt"/>
    </style:style>
    <style:style style:name="Úvodní_20_snímek_20_1-subtitle" style:display-name="Úvodní snímek 1-subtitle" style:family="presentation">
      <style:graphic-properties draw:stroke="none" draw:fill="none" draw:textarea-vertical-align="middle">
        <text:list-style style:name="Úvodní_20_snímek_20_1-subtitle" style:display-name="Úvodní snímek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_20_1-title" style:display-name="Úvodní snímek 1-title" style:family="presentation">
      <style:graphic-properties draw:stroke="none" draw:fill="none" draw:textarea-vertical-align="middle">
        <text:list-style style:name="Úvodní_20_snímek_20_1-title" style:display-name="Úvodní snímek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1" fo:font-family="'Futura T OT Light'" fo:font-size="18pt" fo:letter-spacing="normal" fo:language="cs" fo:country="CZ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_20_-_20_logoup-background" style:display-name="Nadpis a obsah - logoup-background" style:family="presentation">
      <style:graphic-properties draw:stroke="none" draw:fill="solid" draw:fill-color="#ffffff"/>
      <style:text-properties style:letter-kerning="true"/>
    </style:style>
    <style:style style:name="Nadpis_20_a_20_obsah_20_-_20_logoup-backgroundobjects" style:display-name="Nadpis a obsah - logou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_20_-_20_logoup-notes" style:display-name="Nadpis a obsah - logou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_20_-_20_logoup-outline1" style:display-name="Nadpis a obsah - logoup-outline1" style:family="presentation">
      <style:graphic-properties draw:stroke="none" draw:fill="none" draw:auto-grow-height="false" draw:fit-to-size="shrink-to-fit" style:shrink-to-fit="true">
        <text:list-style style:name="Nadpis_20_a_20_obsah_20_-_20_logoup-outline1" style:display-name="Nadpis a obsah - logou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language="cs" fo:country="CZ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bold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bold" style:text-emphasize="none" style:font-relief="none" style:text-overline-style="none" style:text-overline-color="font-color" fo:hyphenate="false"/>
    </style:style>
    <style:style style:name="Nadpis_20_a_20_obsah_20_-_20_logoup-outline2" style:display-name="Nadpis a obsah - logoup-outline2" style:family="presentation" style:parent-style-name="Nadpis_20_a_20_obsah_20_-_20_logoup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_20_-_20_logoup-outline3" style:display-name="Nadpis a obsah - logoup-outline3" style:family="presentation" style:parent-style-name="Nadpis_20_a_20_obsah_20_-_20_logoup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_20_-_20_logoup-outline4" style:display-name="Nadpis a obsah - logoup-outline4" style:family="presentation" style:parent-style-name="Nadpis_20_a_20_obsah_20_-_20_logoup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_20_-_20_logoup-outline5" style:display-name="Nadpis a obsah - logoup-outline5" style:family="presentation" style:parent-style-name="Nadpis_20_a_20_obsah_20_-_20_logoup-outline4">
      <style:paragraph-properties fo:margin-top="0.1cm" fo:margin-bottom="0cm"/>
      <style:text-properties fo:font-size="20pt" style:font-size-asian="20pt" style:font-size-complex="20pt"/>
    </style:style>
    <style:style style:name="Nadpis_20_a_20_obsah_20_-_20_logoup-outline6" style:display-name="Nadpis a obsah - logoup-outline6" style:family="presentation" style:parent-style-name="Nadpis_20_a_20_obsah_20_-_20_logoup-outline5">
      <style:paragraph-properties fo:margin-top="0.1cm" fo:margin-bottom="0cm"/>
      <style:text-properties fo:font-size="20pt" style:font-size-asian="20pt" style:font-size-complex="20pt"/>
    </style:style>
    <style:style style:name="Nadpis_20_a_20_obsah_20_-_20_logoup-outline7" style:display-name="Nadpis a obsah - logoup-outline7" style:family="presentation" style:parent-style-name="Nadpis_20_a_20_obsah_20_-_20_logoup-outline6">
      <style:paragraph-properties fo:margin-top="0.1cm" fo:margin-bottom="0cm"/>
      <style:text-properties fo:font-size="20pt" style:font-size-asian="20pt" style:font-size-complex="20pt"/>
    </style:style>
    <style:style style:name="Nadpis_20_a_20_obsah_20_-_20_logoup-outline8" style:display-name="Nadpis a obsah - logoup-outline8" style:family="presentation" style:parent-style-name="Nadpis_20_a_20_obsah_20_-_20_logoup-outline7">
      <style:paragraph-properties fo:margin-top="0.1cm" fo:margin-bottom="0cm"/>
      <style:text-properties fo:font-size="20pt" style:font-size-asian="20pt" style:font-size-complex="20pt"/>
    </style:style>
    <style:style style:name="Nadpis_20_a_20_obsah_20_-_20_logoup-outline9" style:display-name="Nadpis a obsah - logoup-outline9" style:family="presentation" style:parent-style-name="Nadpis_20_a_20_obsah_20_-_20_logoup-outline8">
      <style:paragraph-properties fo:margin-top="0.1cm" fo:margin-bottom="0cm"/>
      <style:text-properties fo:font-size="20pt" style:font-size-asian="20pt" style:font-size-complex="20pt"/>
    </style:style>
    <style:style style:name="Nadpis_20_a_20_obsah_20_-_20_logoup-subtitle" style:display-name="Nadpis a obsah - logoup-subtitle" style:family="presentation">
      <style:graphic-properties draw:stroke="none" draw:fill="none" draw:textarea-vertical-align="middle">
        <text:list-style style:name="Nadpis_20_a_20_obsah_20_-_20_logoup-subtitle" style:display-name="Nadpis a obsah - logou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_20_-_20_logoup-title" style:display-name="Nadpis a obsah - logoup-title" style:family="presentation">
      <style:graphic-properties draw:stroke="none" draw:fill="none" draw:textarea-vertical-align="middle">
        <text:list-style style:name="Nadpis_20_a_20_obsah_20_-_20_logoup-title" style:display-name="Nadpis a obsah - logou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1" fo:font-family="'Futura T OT Light'" fo:font-size="18pt" fo:letter-spacing="normal" fo:language="cs" fo:country="CZ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Prázdný_20_-_20_logoup-background" style:display-name="Prázdný - logoup-background" style:family="presentation">
      <style:graphic-properties draw:stroke="none" draw:fill="solid" draw:fill-color="#ffffff"/>
      <style:text-properties style:letter-kerning="true"/>
    </style:style>
    <style:style style:name="Prázdný_20_-_20_logoup-backgroundobjects" style:display-name="Prázdný - logou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ázdný_20_-_20_logoup-notes" style:display-name="Prázdný - logou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ázdný_20_-_20_logoup-outline1" style:display-name="Prázdný - logoup-outline1" style:family="presentation">
      <style:graphic-properties draw:stroke="none" draw:fill="none" draw:auto-grow-height="false" draw:fit-to-size="shrink-to-fit" style:shrink-to-fit="true">
        <text:list-style style:name="Prázdný_20_-_20_logoup-outline1" style:display-name="Prázdný - logou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language="cs" fo:country="CZ" fo:font-style="normal" fo:text-shadow="none" style:text-underline-style="none" fo:font-weight="bold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bold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bold" style:text-emphasize="none" style:font-relief="none" style:text-overline-style="none" style:text-overline-color="font-color" fo:hyphenate="false"/>
    </style:style>
    <style:style style:name="Prázdný_20_-_20_logoup-outline2" style:display-name="Prázdný - logoup-outline2" style:family="presentation" style:parent-style-name="Prázdný_20_-_20_logoup-outline1">
      <style:paragraph-properties fo:margin-top="0.4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ázdný_20_-_20_logoup-outline3" style:display-name="Prázdný - logoup-outline3" style:family="presentation" style:parent-style-name="Prázdný_20_-_20_logoup-outline2">
      <style:paragraph-properties fo:margin-top="0.3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ázdný_20_-_20_logoup-outline4" style:display-name="Prázdný - logoup-outline4" style:family="presentation" style:parent-style-name="Prázdný_20_-_20_logoup-outline3">
      <style:paragraph-properties fo:margin-top="0.2cm" fo:margin-bottom="0cm" fo:line-height="100%" fo:text-align="start" style:punctuation-wrap="hanging"/>
      <style:text-properties fo:font-variant="normal" fo:text-transform="none" fo:color="#303030" style:text-line-through-style="none" style:text-line-through-type="none" style:text-position="0% 100%" style:font-name="Futura T OT Light" fo:font-family="'Futura T OT Light'" style:font-family-generic="modern" style:font-pitch="variabl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rázdný_20_-_20_logoup-outline5" style:display-name="Prázdný - logoup-outline5" style:family="presentation" style:parent-style-name="Prázdný_20_-_20_logoup-outline4">
      <style:paragraph-properties fo:margin-top="0.1cm" fo:margin-bottom="0cm"/>
      <style:text-properties fo:font-size="20pt" style:font-size-asian="20pt" style:font-size-complex="20pt"/>
    </style:style>
    <style:style style:name="Prázdný_20_-_20_logoup-outline6" style:display-name="Prázdný - logoup-outline6" style:family="presentation" style:parent-style-name="Prázdný_20_-_20_logoup-outline5">
      <style:paragraph-properties fo:margin-top="0.1cm" fo:margin-bottom="0cm"/>
      <style:text-properties fo:font-size="20pt" style:font-size-asian="20pt" style:font-size-complex="20pt"/>
    </style:style>
    <style:style style:name="Prázdný_20_-_20_logoup-outline7" style:display-name="Prázdný - logoup-outline7" style:family="presentation" style:parent-style-name="Prázdný_20_-_20_logoup-outline6">
      <style:paragraph-properties fo:margin-top="0.1cm" fo:margin-bottom="0cm"/>
      <style:text-properties fo:font-size="20pt" style:font-size-asian="20pt" style:font-size-complex="20pt"/>
    </style:style>
    <style:style style:name="Prázdný_20_-_20_logoup-outline8" style:display-name="Prázdný - logoup-outline8" style:family="presentation" style:parent-style-name="Prázdný_20_-_20_logoup-outline7">
      <style:paragraph-properties fo:margin-top="0.1cm" fo:margin-bottom="0cm"/>
      <style:text-properties fo:font-size="20pt" style:font-size-asian="20pt" style:font-size-complex="20pt"/>
    </style:style>
    <style:style style:name="Prázdný_20_-_20_logoup-outline9" style:display-name="Prázdný - logoup-outline9" style:family="presentation" style:parent-style-name="Prázdný_20_-_20_logoup-outline8">
      <style:paragraph-properties fo:margin-top="0.1cm" fo:margin-bottom="0cm"/>
      <style:text-properties fo:font-size="20pt" style:font-size-asian="20pt" style:font-size-complex="20pt"/>
    </style:style>
    <style:style style:name="Prázdný_20_-_20_logoup-subtitle" style:display-name="Prázdný - logoup-subtitle" style:family="presentation">
      <style:graphic-properties draw:stroke="none" draw:fill="none" draw:textarea-vertical-align="middle">
        <text:list-style style:name="Prázdný_20_-_20_logoup-subtitle" style:display-name="Prázdný - logou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ázdný_20_-_20_logoup-title" style:display-name="Prázdný - logoup-title" style:family="presentation">
      <style:graphic-properties draw:stroke="none" draw:fill="none" draw:textarea-vertical-align="middle">
        <text:list-style style:name="Prázdný_20_-_20_logoup-title" style:display-name="Prázdný - logou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03030" style:text-outline="false" style:text-line-through-style="none" style:text-line-through-type="none" style:text-position="0% 100%" style:font-name="Futura T OT Light1" fo:font-family="'Futura T OT Light'" fo:font-size="18pt" fo:letter-spacing="normal" fo:language="cs" fo:country="CZ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18pt" style:language-asian="cs" style:country-asian="CZ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cs" style:country-complex="CZ" style:font-style-complex="normal" style:font-weight-complex="normal" style:text-emphasize="none" style:font-relief="none" style:text-overline-style="none" style:text-overline-color="font-color" fo:hyphenate="false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0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8.7000007629395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left="0cm" fo:margin-right="0cm" fo:margin-top="0.483cm" fo:margin-bottom="0cm" fo:text-indent="0cm"/>
      <style:text-properties fo:font-size="33.7999992370605pt" style:font-size-asian="28pt" style:font-size-complex="28pt"/>
    </style:style>
    <style:style style:name="Výchozí-outline3" style:family="presentation" style:parent-style-name="Výchozí-outline2">
      <style:paragraph-properties fo:margin-left="0cm" fo:margin-right="0cm" fo:margin-top="0.362cm" fo:margin-bottom="0cm" fo:text-indent="0cm"/>
      <style:text-properties fo:font-size="29pt" style:font-size-asian="24pt" style:font-size-complex="24pt"/>
    </style:style>
    <style:style style:name="Výchozí-outline4" style:family="presentation" style:parent-style-name="Výchozí-outline3">
      <style:paragraph-properties fo:margin-left="0cm" fo:margin-right="0cm" fo:margin-top="0.241cm" fo:margin-bottom="0cm" fo:text-indent="0cm"/>
      <style:text-properties fo:font-size="24.2000007629395pt" style:font-size-asian="20pt" style:font-size-complex="20pt"/>
    </style:style>
    <style:style style:name="Výchozí-outline5" style:family="presentation" style:parent-style-name="Výchozí-outline4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Výchozí-outline6" style:family="presentation" style:parent-style-name="Výchozí-outline5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Výchozí-outline7" style:family="presentation" style:parent-style-name="Výchozí-outline6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Výchozí-outline8" style:family="presentation" style:parent-style-name="Výchozí-outline7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Výchozí-outline9" style:family="presentation" style:parent-style-name="Výchozí-outline8">
      <style:paragraph-properties fo:margin-left="0cm" fo:margin-right="0cm" fo:margin-top="0.12cm" fo:margin-bottom="0cm" fo:text-indent="0cm"/>
      <style:text-properties fo:font-size="24.2000007629395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3.2000007629395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bez_20_výplně_20_a_20_obrysu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069cm)" draw:image-opacity="100%" style:mirror="none"/>
    </style:style>
    <style:style style:name="Mpr1" style:family="presentation" style:parent-style-name="Úvodní_20_snímek_20_1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Úvodní_20_snímek_20_1-backgroundobjects">
      <style:graphic-properties draw:stroke="none" draw:fill="none" draw:fill-color="#ffffff" draw:auto-grow-height="false" fo:min-height="1.485cm"/>
    </style:style>
    <style:style style:name="Mpr3" style:family="presentation" style:parent-style-name="Úvodní_20_snímek_20_1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dpis_20_a_20_obsah_20_-_20_logoup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Nadpis_20_a_20_obsah_20_-_20_logoup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Nadpis_20_a_20_obsah_20_-_20_logoup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Nadpis_20_a_20_obsah_20_-_20_logoup-backgroundobjects">
      <style:graphic-properties draw:stroke="none" draw:fill="none" draw:fill-color="#ffffff" draw:auto-grow-height="false" fo:min-height="1.485cm"/>
    </style:style>
    <style:style style:name="Mpr8" style:family="presentation" style:parent-style-name="Nadpis_20_a_20_obsah_20_-_20_logoup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Prázdný_20_-_20_logoup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Prázdný_20_-_20_logoup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rázdný_20_-_20_logoup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Výchozí-backgroundobjects">
      <style:graphic-properties draw:stroke="none" draw:fill="none" draw:fill-color="#ffffff" draw:auto-grow-height="false" fo:min-height="1.086cm"/>
    </style:style>
    <style:style style:name="Mpr13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14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303030" style:text-line-through-style="none" style:text-line-through-type="none" style:text-position="0% 100%" style:font-name="Futura T OT Light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MT3" style:family="text">
      <style:text-properties fo:text-transform="uppercase" fo:color="#303030" style:text-line-through-style="none" style:text-line-through-type="none" style:text-position="0% 100%" style:font-name="Futura T O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303030" style:text-line-through-style="none" style:text-line-through-type="none" style:text-position="0% 100%" style:font-name="Futura T OT Light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5" style:family="text">
      <style:text-properties fo:font-variant="normal" fo:text-transform="none" fo:color="#303030" style:text-line-through-style="none" style:text-line-through-type="none" style:text-position="0% 100%" style:font-name="Futura T OT Light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303030" style:text-line-through-style="none" style:text-line-through-type="none" style:text-position="0% 100%" style:font-name="Futura T OT Light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Úvodní_20_snímek_20_1" style:display-name="Úvodní snímek 1" style:page-layout-name="PM1" draw:style-name="Mdp1">
      <office:forms form:automatic-focus="false" form:apply-design-mode="false"/>
      <draw:frame draw:name="Picture 2" draw:style-name="Mgr3" draw:text-style-name="MP5" draw:layer="backgroundobjects" svg:width="24.1cm" svg:height="0.174cm" svg:x="1.299cm" svg:y="3.35cm">
        <draw:image xlink:href="Pictures/10000000000007030000000D02EEE467E213D646.png" xlink:type="simple" xlink:show="embed" xlink:actuate="onLoad">
          <text:p/>
        </draw:image>
      </draw:frame>
      <draw:frame draw:name="Picture 2" draw:style-name="Mgr3" draw:text-style-name="MP5" draw:layer="backgroundobjects" svg:width="4.054cm" svg:height="1.799cm" svg:x="21.345cm" svg:y="1.124cm">
        <draw:image xlink:href="Pictures/10000000000002DC00000145B5D4014CF9BA0D04.png" xlink:type="simple" xlink:show="embed" xlink:actuate="onLoad">
          <text:p/>
        </draw:image>
      </draw:frame>
      <draw:frame draw:name="Picture 7" draw:style-name="Mgr3" draw:text-style-name="MP5" draw:layer="backgroundobjects" svg:width="25.399cm" svg:height="19.045cm" svg:x="0cm" svg:y="0.004cm">
        <draw:image xlink:href="Pictures/1000000000000898000006722EA9BA5A047F78AB.jpg" xlink:type="simple" xlink:show="embed" xlink:actuate="onLoad">
          <text:p/>
        </draw:image>
      </draw:frame>
      <draw:frame draw:name="Nadpis 1" presentation:style-name="Mpr1" draw:text-style-name="MP7" draw:layer="backgroundobjects" svg:width="11.994cm" svg:height="4.082cm" svg:x="11.5cm" svg:y="6.242cm" presentation:class="title" presentation:user-transformed="true">
        <draw:text-box>
          <text:p text:style-name="MP6"><text:span text:style-name="MT2">Kliknutím vložíte nadpis.</text:span></text:p>
        </draw:text-box>
      </draw:frame>
      <draw:frame draw:name="Picture 2" draw:style-name="Mgr3" draw:text-style-name="MP5" draw:layer="backgroundobjects" svg:width="5.405cm" svg:height="2.399cm" svg:x="19.994cm" svg:y="0.724cm">
        <draw:image xlink:href="Pictures/10000000000002DC00000145B5D4014CF9BA0D04.png" xlink:type="simple" xlink:show="embed" xlink:actuate="onLoad">
          <text:p/>
        </draw:image>
      </draw:frame>
      <draw:frame draw:name="Picture 8" draw:style-name="Mgr4" draw:text-style-name="MP5" draw:layer="backgroundobjects" svg:width="9.512cm" svg:height="11.124cm" svg:x="0cm" svg:y="7.925cm">
        <draw:image xlink:href="Pictures/100002010000022A00000201AD3CAD0462093D78.png" xlink:type="simple" xlink:show="embed" xlink:actuate="onLoad">
          <text:p/>
        </draw:image>
      </draw:frame>
      <draw:frame draw:name="Picture 2" draw:style-name="Mgr3" draw:text-style-name="MP5" draw:layer="backgroundobjects" svg:width="2.299cm" svg:height="2.299cm" svg:x="19.701cm" svg:y="16.326cm">
        <draw:image xlink:href="Pictures/10000201000000C7000000C746F6A4B6FBFA8006.png" xlink:type="simple" xlink:show="embed" xlink:actuate="onLoad">
          <text:p/>
        </draw:image>
      </draw:frame>
      <draw:frame draw:name="Picture 3" draw:style-name="Mgr3" draw:text-style-name="MP5" draw:layer="backgroundobjects" svg:width="2.299cm" svg:height="2.299cm" svg:x="22.101cm" svg:y="16.326cm">
        <draw:image xlink:href="Pictures/10000201000000C7000000C7970FB15C81667CAA.png" xlink:type="simple" xlink:show="embed" xlink:actuate="onLoad">
          <text:p/>
        </draw:image>
      </draw:frame>
      <draw:frame presentation:style-name="Úvodní_20_snímek_20_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Úvodní_20_snímek_20_1-title" draw:layer="backgroundobjects" svg:width="19.798cm" svg:height="11.136cm" svg:x="0.6cm" svg:y="2.257cm" presentation:class="page"/>
        <draw:frame presentation:style-name="Úvodní_20_snímek_20_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Nadpis_20_a_20_obsah_20_-_20_logoup" style:display-name="Nadpis a obsah - logoup" style:page-layout-name="PM1" draw:style-name="Mdp1">
      <office:forms form:automatic-focus="false" form:apply-design-mode="false"/>
      <draw:frame draw:name="Picture 2" draw:style-name="Mgr3" draw:text-style-name="MP5" draw:layer="backgroundobjects" svg:width="24.1cm" svg:height="0.174cm" svg:x="1.299cm" svg:y="3.35cm">
        <draw:image xlink:href="Pictures/10000000000007030000000D02EEE467E213D646.png" xlink:type="simple" xlink:show="embed" xlink:actuate="onLoad">
          <text:p/>
        </draw:image>
      </draw:frame>
      <draw:frame draw:name="Picture 2" draw:style-name="Mgr3" draw:text-style-name="MP5" draw:layer="backgroundobjects" svg:width="4.054cm" svg:height="1.799cm" svg:x="21.345cm" svg:y="1.124cm">
        <draw:image xlink:href="Pictures/10000000000002DC00000145B5D4014CF9BA0D04.png" xlink:type="simple" xlink:show="embed" xlink:actuate="onLoad">
          <text:p/>
        </draw:image>
      </draw:frame>
      <draw:frame draw:name="Nadpis 1" presentation:style-name="Mpr4" draw:text-style-name="MP8" draw:layer="backgroundobjects" svg:width="19.43cm" svg:height="1.599cm" svg:x="1.27cm" svg:y="1.124cm" presentation:class="title" presentation:user-transformed="true">
        <draw:text-box>
          <text:p text:style-name="MP6"><text:span text:style-name="MT3">Kliknutím vložíte nadpis.</text:span></text:p>
        </draw:text-box>
      </draw:frame>
      <draw:frame draw:name="Zástupný symbol pro obsah 2" presentation:style-name="Mpr5" draw:text-style-name="MP10" draw:layer="backgroundobjects" svg:width="19.43cm" svg:height="14.801cm" svg:x="1.27cm" svg:y="3.724cm" presentation:class="outline" presentation:user-transformed="true">
        <draw:text-box>
          <text:list text:style-name="ML3">
            <text:list-item>
              <text:p text:style-name="MP9"><text:span text:style-name="MT4">Kliknutím vložíte text.</text:span></text:p>
              <text:list>
                <text:list-item>
                  <text:p text:style-name="MP9"><text:span text:style-name="MT5">Druhá úroveň</text:span></text:p>
                  <text:list>
                    <text:list-item>
                      <text:p text:style-name="MP9"><text:span text:style-name="MT5">Třetí úroveň</text:span></text:p>
                      <text:list>
                        <text:list-item>
                          <text:p text:style-name="MP9"><text:span text:style-name="MT5">Čtvrtá úroveň</text:span></text:p>
                          <text:list>
                            <text:list-item>
                              <text:p text:style-name="MP9"><text:span text:style-name="MT5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číslo snímku 5" presentation:style-name="Mpr6" draw:text-style-name="MP12" draw:layer="backgroundobjects" svg:width="1.228cm" svg:height="1.013cm" svg:x="22.758cm" svg:y="17.112cm" presentation:class="page-number" presentation:user-transformed="true">
        <draw:text-box>
          <text:p text:style-name="MP11"><text:span text:style-name="MT6"><text:page-number>&lt;číslo&gt;</text:page-number></text:span></text:p>
        </draw:text-box>
      </draw:frame>
      <presentation:notes style:page-layout-name="PM0">
        <draw:page-thumbnail presentation:style-name="Nadpis_20_a_20_obsah_20_-_20_logoup-title" draw:layer="backgroundobjects" svg:width="14.848cm" svg:height="11.136cm" svg:x="3.075cm" svg:y="2.257cm" presentation:class="page"/>
        <draw:frame presentation:style-name="Nadpis_20_a_20_obsah_20_-_20_logoup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Prázdný_20_-_20_logoup" style:display-name="Prázdný - logoup" style:page-layout-name="PM1" draw:style-name="Mdp1">
      <office:forms form:automatic-focus="false" form:apply-design-mode="false"/>
      <draw:frame draw:name="Picture 2" draw:style-name="Mgr3" draw:text-style-name="MP5" draw:layer="backgroundobjects" svg:width="24.1cm" svg:height="0.174cm" svg:x="1.299cm" svg:y="3.35cm">
        <draw:image xlink:href="Pictures/10000000000007030000000D02EEE467E213D646.png" xlink:type="simple" xlink:show="embed" xlink:actuate="onLoad">
          <text:p/>
        </draw:image>
      </draw:frame>
      <draw:frame draw:name="Picture 2" draw:style-name="Mgr3" draw:text-style-name="MP5" draw:layer="backgroundobjects" svg:width="4.054cm" svg:height="1.799cm" svg:x="21.345cm" svg:y="1.124cm">
        <draw:image xlink:href="Pictures/10000000000002DC00000145B5D4014CF9BA0D04.png" xlink:type="simple" xlink:show="embed" xlink:actuate="onLoad">
          <text:p/>
        </draw:image>
      </draw:frame>
      <draw:frame draw:name="Zástupný symbol pro číslo snímku 3" presentation:style-name="Mpr9" draw:text-style-name="MP12" draw:layer="backgroundobjects" svg:width="1.228cm" svg:height="1.013cm" svg:x="22.758cm" svg:y="17.112cm" presentation:class="page-number" presentation:user-transformed="true">
        <draw:text-box>
          <text:p text:style-name="MP11"><text:span text:style-name="MT6"><text:page-number>&lt;číslo&gt;</text:page-number></text:span></text:p>
        </draw:text-box>
      </draw:frame>
      <presentation:notes style:page-layout-name="PM0">
        <draw:page-thumbnail presentation:style-name="Prázdný_20_-_20_logoup-title" draw:layer="backgroundobjects" svg:width="14.848cm" svg:height="11.136cm" svg:x="3.075cm" svg:y="2.257cm" presentation:class="page"/>
        <draw:frame presentation:style-name="Prázdný_20_-_20_logoup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  <style:master-page style:name="Výchozí" style:page-layout-name="PM1" draw:style-name="Mdp2">
      <office:forms form:automatic-focus="false" form:apply-design-mode="false"/>
      <draw:frame presentation:style-name="Výchozí-title" draw:layer="backgroundobjects" svg:width="22.859cm" svg:height="3.179cm" svg:x="1.27cm" svg:y="0.76cm" presentation:class="title" presentation:placeholder="true">
        <draw:text-box/>
      </draw:frame>
      <draw:frame presentation:style-name="Výchozí-outline1" draw:layer="backgroundobjects" svg:width="22.859cm" svg:height="11.048cm" svg:x="1.27cm" svg:y="4.457cm" presentation:class="outline" presentation:placeholder="true">
        <draw:text-box/>
      </draw:frame>
      <draw:frame presentation:style-name="Mpr12" draw:text-style-name="MP2" draw:layer="backgroundobjects" svg:width="5.917cm" svg:height="1.312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14" draw:layer="backgroundobjects" svg:width="8.051cm" svg:height="1.312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2" draw:text-style-name="MP4" draw:layer="backgroundobjects" svg:width="5.917cm" svg:height="1.312cm" svg:x="18.211cm" svg:y="17.354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9.798cm" svg:height="11.136cm" svg:x="0.6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nímek 1</dc:title>
    <meta:initial-creator>Pavla</meta:initial-creator>
    <dc:creator>Lukáš Kotek</dc:creator>
    <meta:editing-cycles>547</meta:editing-cycles>
    <meta:creation-date>2016-11-19T14:44:22</meta:creation-date>
    <dc:date>2018-06-27T22:54:04.744726162</dc:date>
    <meta:editing-duration>P1DT9H34M31S</meta:editing-duration>
    <meta:generator>LibreOffice/6.0.3.2$Linux_X86_64 LibreOffice_project/00$Build-2</meta:generator>
    <meta:document-statistic meta:object-count="94"/>
    <meta:user-defined meta:name="AppVersion">14.0000</meta:user-defined>
    <meta:user-defined meta:name="Company">H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